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Utils.getIndexed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.creat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.copyProperties( Object dest , Object or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.getArray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.setCacheFast( Map map , boolean fa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Utils.getCacheFast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Utils.getIndexedProperty( Object bean , String nam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.getDe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.getMappedProperty( Object bean , String nam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.initCause( Throwable throwabl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.getNested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.get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.setDebug( int new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.getMapped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.populate( Object bean , Map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.setProperty( Object bean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.getSimple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.cloneBean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.copyProperty( Object bean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.describe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